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15768" officeooo:paragraph-rsid="00015768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15768" officeooo:paragraph-rsid="0001576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015768" officeooo:paragraph-rsid="00015768" style:font-weight-asian="bold" style:font-weight-complex="bold"/>
    </style:style>
    <style:style style:name="P4" style:family="paragraph" style:parent-style-name="Standard">
      <style:text-properties style:font-name="Arial" fo:font-weight="normal" officeooo:rsid="00015768" officeooo:paragraph-rsid="0001576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d9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38 –</text:span> GERENCIAMENTO DE USUÁRIOS E GRUPOS 05 – ALTERAR SENHAS – COMANDO PASSWD</text:p>
      <text:p text:style-name="P1"/>
      <text:p text:style-name="P2">*** GERENCIAMENTO DE SENHAS: COMANDO PASSWD***</text:p>
      <text:p text:style-name="P2"/>
      <text:p text:style-name="P3"/>
      <text:p text:style-name="P4">Configurar a senha de um usuário, além de algumas opções de conta.</text:p>
      <text:p text:style-name="P4"/>
      <text:p text:style-name="P4"><text:span text:style-name="T2">p</text:span>asswd <text:span text:style-name="T2">[opções] username</text:span></text:p>
      <text:p text:style-name="P4"/>
      <text:p text:style-name="P4">- <text:span text:style-name="T2">l <text:tab/><text:tab/>Trava a senha da conta especificada</text:span></text:p>
      <text:p text:style-name="P4">- <text:span text:style-name="T2">u <text:tab/><text:tab/>Destrava a senha da conta especificada</text:span></text:p>
      <text:p text:style-name="P4">- <text:span text:style-name="T2">d<text:tab/><text:tab/>Exclui a senha de um usuários</text:span></text:p>
      <text:p text:style-name="P4">- <text:span text:style-name="T2">e<text:tab/><text:tab/>Força a expiração da senha</text:span></text:p>
      <text:p text:style-name="P4">- <text:span text:style-name="T2">x dias<text:tab/>Faz com que a senha funcione apenas pela quantidade de dias especificada</text:span></text:p>
      <text:p text:style-name="P4">- <text:span text:style-name="T2">n<text:tab/><text:tab/>Quantidade mínima de dias</text:span></text:p>
      <text:p text:style-name="P4">- <text:span text:style-name="T2">w dias<text:tab/>Define a quantidade de dias a partir do qual o usuário começa a receber aviso de expiração de senha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21:34:17.892347310</meta:creation-date>
    <dc:date>2020-03-27T21:53:49.736876656</dc:date>
    <meta:editing-duration>PT9M21S</meta:editing-duration>
    <meta:editing-cycles>1</meta:editing-cycles>
    <meta:document-statistic meta:table-count="0" meta:image-count="0" meta:object-count="0" meta:page-count="1" meta:paragraph-count="11" meta:word-count="106" meta:character-count="581" meta:non-whitespace-character-count="476"/>
    <meta:generator>LibreOffice/6.3.5.2$Linux_X86_64 LibreOffice_project/30$Build-2</meta:generator>
  </office:meta>
</office:document-meta>
</file>